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sc.news/post/oasis-network-rose-token-analysis">https://bsc.news/post/oasis-network-rose-token-analysis<text:s/></text:a>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dlnews.com/articles/defi/researchers-propose-new-restaking-method-to-boost-sector/</text:p>
          </table:table-cell>
          <table:table-cell office:value-type="string" table:style-name="ce1">
            <text:p>DLNews</text:p>
          </table:table-cell>
          <table:table-cell office:value-type="date" office:date-value="2025-04-11T00:00:00" table:style-name="ce3">
            <text:p>04/11/25</text:p>
          </table:table-cell>
          <table:table-cell office:value-type="string" table:style-name="ce1">
            <text:p>Researchers propose new restaking method to supercharge $15bn sector</text:p>
          </table:table-cell>
          <table:table-cell office:value-type="string" table:style-name="ce1">
            <text:p>eyal, bar-zu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straitstimes.com/world/united-states/the-trump-family-is-going-all-in-on-crypto-projects-from-bitcoin-mining-to-stablecoins">https://www.straitstimes.com/world/united-states/the-trump-family-is-going-all-in-on-crypto-projects-from-bitcoin-mining-to-stablecoins</text:a></text:p>
          </table:table-cell>
          <table:table-cell office:value-type="string" table:style-name="ce1">
            <text:p>The Straits Times</text:p>
          </table:table-cell>
          <table:table-cell office:value-type="date" office:date-value="2025-04-13T00:00:00" table:style-name="ce3">
            <text:p>04/13/25</text:p>
          </table:table-cell>
          <table:table-cell office:value-type="string" table:style-name="ce1">
            <text:p>The Trump family is going all in on crypto projects, from Bitcoin mining to Stablecoi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news-analysis/2025/04/19/unpacking-the-dojs-crypto-enforcement-memo">https://www.coindesk.com/news-analysis/2025/04/19/unpacking-the-dojs-crypto-enforcement-memo</text:a></text:p>
          </table:table-cell>
          <table:table-cell office:value-type="string" table:style-name="ce1">
            <text:p>CoinDesk</text:p>
          </table:table-cell>
          <table:table-cell office:value-type="date" office:date-value="2025-04-19T00:00:00" table:style-name="ce3">
            <text:p>04/19/25</text:p>
          </table:table-cell>
          <table:table-cell office:value-type="string" table:style-name="ce1">
            <text:p>Unpacking the DOJ's Crypto Enforcement Mem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news.berkeley.edu/2025/04/28/six-uc-berkeley-faculty-elected-to-the-american-academy-of-arts-and-sciences/</text:p>
          </table:table-cell>
          <table:table-cell office:value-type="string" table:style-name="ce1">
            <text:p>UC Berkeley News</text:p>
          </table:table-cell>
          <table:table-cell office:value-type="date" office:date-value="2025-04-28T00:00:00" table:style-name="ce3">
            <text:p>04/28/25</text:p>
          </table:table-cell>
          <table:table-cell office:value-type="string" table:style-name="ce1">
            <text:p>Six UC Berkeley faculty elected to the American Academy of Arts and Science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crypto.news/exclusive-oasis-protocol-unveils-verifiable-ai-agents-for-crypto-trading/">https://crypto.news/exclusive-oasis-protocol-unveils-verifiable-ai-agents-for-crypto-trading/</text:a></text:p>
          </table:table-cell>
          <table:table-cell office:value-type="string" table:style-name="ce1">
            <text:p>crypto.news</text:p>
          </table:table-cell>
          <table:table-cell office:value-type="date" office:date-value="2025-04-29T00:00:00" table:style-name="ce3">
            <text:p>04/29/25</text:p>
          </table:table-cell>
          <table:table-cell office:value-type="string" table:style-name="ce1">
            <text:p>Exclusive: Oasis Protocol unveils verifiable AI agents for crypto trad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forbes.com/sites/jasonbrett/2025/04/30/ava-labs-student-projects-shine-at-cornell-crypto-conference/">https://www.forbes.com/sites/jasonbrett/2025/04/30/ava-labs-student-projects-shine-at-cornell-crypto-conference/</text:a></text:p>
          </table:table-cell>
          <table:table-cell office:value-type="string" table:style-name="ce1">
            <text:p>Forbes</text:p>
          </table:table-cell>
          <table:table-cell office:value-type="date" office:date-value="2025-04-30T00:00:00" table:style-name="ce3">
            <text:p>04/30/25</text:p>
          </table:table-cell>
          <table:table-cell office:value-type="string" table:style-name="ce1">
            <text:p>Ava Labs, Student Projects Shine At Cornell Crypto Conference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www.nytimes.com/2025/05/06/opinion/trump-family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5-05-06T00:00:00" table:style-name="ce3">
            <text:p>05/06/25</text:p>
          </table:table-cell>
          <table:table-cell office:value-type="string" table:style-name="ce1">
            <text:p>Who’s the Greatest Grifter of Them All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cryptonews.com/exclusives/exclusive-top-us-university-academics-build-bored-ape-nft-rental-project/?feed_id=15090&amp;_unique_id=681caaf5b0033">https://cryptonews.com/exclusives/exclusive-top-us-university-academics-build-bored-ape-nft-rental-project/?feed_id=15090&amp;_unique_id=681caaf5b0033</text:a></text:p>
          </table:table-cell>
          <table:table-cell office:value-type="string" table:style-name="ce1">
            <text:p>cryptonews.com</text:p>
          </table:table-cell>
          <table:table-cell office:value-type="date" office:date-value="2025-05-08T00:00:00" table:style-name="ce3">
            <text:p>05/08/25</text:p>
          </table:table-cell>
          <table:table-cell office:value-type="string" table:style-name="ce1">
            <text:p>Exclusive: Top US University Academics Build Bored Ape NFT Rental Project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number-rows-repeated="1046700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creator>Oana Gherman</dc:creator>
    <dc:date>2025-05-08T19:40:06Z</dc:date>
    <meta:editing-cycles>129</meta:editing-cycles>
    <meta:editing-duration>PT11400S</meta:editing-duration>
  </office:meta>
</office:document-meta>
</file>